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281cm" svg:height="0.645cm" svg:x="3.352cm" svg:y="1.057cm">
          <draw:text-box>
            <text:p text:style-name="P1"><text:span text:style-name="T1">hütet</text:span></text:p>
          </draw:text-box>
        </draw:frame>
        <draw:frame draw:style-name="gr2" draw:text-style-name="P3" draw:layer="layout" svg:width="5.006cm" svg:height="0.645cm" svg:x="1.826cm" svg:y="0.488cm">
          <draw:text-box>
            <text:p><text:span text:style-name="T2">Der Hirte hütet seine Schafe.</text:span></text:p>
          </draw:text-box>
        </draw:frame>
        <draw:line draw:style-name="gr3" draw:text-style-name="P1" draw:layer="layout" svg:x1="5.159cm" svg:y1="2.323cm" svg:x2="4.387cm" svg:y2="1.678cm">
          <text:p/>
        </draw:line>
        <draw:frame draw:style-name="gr1" draw:text-style-name="P2" draw:id="id5" draw:layer="layout" svg:width="1.594cm" svg:height="1.039cm" svg:x="4.496cm" svg:y="2.21cm">
          <draw:text-box>
            <text:p text:style-name="P1"><text:span text:style-name="T1">O</text:span></text:p>
            <text:p text:style-name="P1"><text:span text:style-name="T1">Schafe</text:span></text:p>
          </draw:text-box>
        </draw:frame>
        <draw:frame draw:style-name="gr1" draw:text-style-name="P2" draw:id="id2" draw:layer="layout" svg:width="1.848cm" svg:height="1.039cm" svg:x="1.924cm" svg:y="2.239cm">
          <draw:text-box>
            <text:p text:style-name="P1"><text:span text:style-name="T1">O</text:span></text:p>
            <text:p text:style-name="P1"><text:span text:style-name="T1">der Hirte</text:span></text:p>
          </draw:text-box>
        </draw:frame>
        <draw:line draw:style-name="gr3" draw:text-style-name="P1" draw:layer="layout" svg:x1="5.283cm" svg:y1="3.899cm" svg:x2="5.273cm" svg:y2="3.158cm">
          <text:p/>
        </draw:line>
        <draw:line draw:style-name="gr3" draw:text-style-name="P1" draw:layer="layout" svg:x1="3.689cm" svg:y1="1.697cm" svg:x2="2.917cm" svg:y2="2.342cm">
          <text:p/>
        </draw:line>
        <draw:frame draw:style-name="gr1" draw:text-style-name="P2" draw:id="id1" draw:layer="layout" svg:width="1.34cm" svg:height="1.039cm" svg:x="4.56cm" svg:y="3.867cm">
          <draw:text-box>
            <text:p text:style-name="P1"><text:span text:style-name="T1">A</text:span></text:p>
            <text:p text:style-name="P1"><text:span text:style-name="T1">seine</text:span></text:p>
          </draw:text-box>
        </draw:frame>
        <draw:connector draw:style-name="gr4" draw:text-style-name="P1" draw:layer="layout" draw:type="curve" svg:x1="4.56cm" svg:y1="4.386cm" svg:x2="2.848cm" svg:y2="3.278cm" draw:start-shape="id1" draw:end-shape="id2" draw:end-glue-point="2" svg:d="m4560 4386c-1142 0-1712-369-1712-1108">
          <text:p/>
        </draw:connector>
        <draw:frame draw:style-name="gr2" draw:text-style-name="P3" draw:layer="layout" svg:width="4.287cm" svg:height="0.645cm" svg:x="8.218cm" svg:y="0.455cm">
          <draw:text-box>
            <text:p><text:span text:style-name="T2">Sein Stecken tröstet sie.</text:span></text:p>
          </draw:text-box>
        </draw:frame>
        <draw:frame draw:style-name="gr1" draw:text-style-name="P2" draw:layer="layout" svg:width="1.48cm" svg:height="0.645cm" svg:x="9.671cm" svg:y="1cm">
          <draw:text-box>
            <text:p text:style-name="P1"><text:span text:style-name="T1">tröstet</text:span></text:p>
          </draw:text-box>
        </draw:frame>
        <draw:line draw:style-name="gr3" draw:text-style-name="P1" draw:layer="layout" svg:x1="11.478cm" svg:y1="2.266cm" svg:x2="10.706cm" svg:y2="1.621cm">
          <text:p/>
        </draw:line>
        <draw:frame draw:style-name="gr1" draw:text-style-name="P2" draw:id="id4" draw:layer="layout" svg:width="1cm" svg:height="1.039cm" svg:x="11.015cm" svg:y="2.153cm">
          <draw:text-box>
            <text:p text:style-name="P1"><text:span text:style-name="T1">O</text:span></text:p>
            <text:p text:style-name="P1"><text:span text:style-name="T1">sie</text:span></text:p>
          </draw:text-box>
        </draw:frame>
        <draw:frame draw:style-name="gr1" draw:text-style-name="P2" draw:layer="layout" svg:width="1.772cm" svg:height="1.039cm" svg:x="8.243cm" svg:y="2.182cm">
          <draw:text-box>
            <text:p text:style-name="P1"><text:span text:style-name="T1">O</text:span></text:p>
            <text:p text:style-name="P1"><text:span text:style-name="T1">Stecken</text:span></text:p>
          </draw:text-box>
        </draw:frame>
        <draw:line draw:style-name="gr3" draw:text-style-name="P1" draw:layer="layout" svg:x1="9.102cm" svg:y1="3.842cm" svg:x2="9.092cm" svg:y2="3.101cm">
          <text:p/>
        </draw:line>
        <draw:line draw:style-name="gr3" draw:text-style-name="P1" draw:layer="layout" svg:x1="10.008cm" svg:y1="1.64cm" svg:x2="9.236cm" svg:y2="2.285cm">
          <text:p/>
        </draw:line>
        <draw:frame draw:style-name="gr1" draw:text-style-name="P2" draw:id="id3" draw:layer="layout" svg:width="1.145cm" svg:height="1.039cm" svg:x="8.479cm" svg:y="3.81cm">
          <draw:text-box>
            <text:p text:style-name="P1"><text:span text:style-name="T1">A</text:span></text:p>
            <text:p text:style-name="P1"><text:span text:style-name="T1">sein</text:span></text:p>
          </draw:text-box>
        </draw:frame>
        <draw:connector draw:style-name="gr4" draw:text-style-name="P1" draw:layer="layout" draw:type="curve" svg:x1="9.051cm" svg:y1="4.849cm" svg:x2="2.848cm" svg:y2="3.278cm" draw:start-shape="id3" draw:start-glue-point="2" draw:end-shape="id2" draw:end-glue-point="2" svg:d="m9051 4849c0 751-6203 1537-6203-1571">
          <text:p/>
        </draw:connector>
        <draw:connector draw:style-name="gr4" draw:text-style-name="P1" draw:layer="layout" draw:type="curve" draw:line-skew="1.43cm" svg:x1="11.515cm" svg:y1="3.192cm" svg:x2="5.293cm" svg:y2="3.249cm" draw:start-shape="id4" draw:start-glue-point="2" draw:end-shape="id5" svg:d="m11515 3192c0 2982-6222 2953-6222 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2T02:02:07</dc:date>
    <dc:creator>artur </dc:creator>
    <meta:editing-duration>PT07H50M10S</meta:editing-duration>
    <meta:editing-cycles>18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9"/>
  </office:meta>
</office:document-meta>
</file>